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09027B44601A44E243C.png" manifest:media-type="image/png"/>
  <manifest:file-entry manifest:full-path="Pictures/10000000000003BE000001625C573275297FD387.png" manifest:media-type="image/png"/>
  <manifest:file-entry manifest:full-path="Pictures/10000000000003BB000000932386177B5227AE25.png" manifest:media-type="image/png"/>
  <manifest:file-entry manifest:full-path="Pictures/100000000000021D000000FF3C26121AA355D48D.png" manifest:media-type="image/png"/>
  <manifest:file-entry manifest:full-path="Pictures/1000000000000236000000DCA08FB9AF8315E31C.png" manifest:media-type="image/png"/>
  <manifest:file-entry manifest:full-path="Pictures/1000000000000217000001034EF7DE82200ABD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c1b" officeooo:paragraph-rsid="00039c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6</text:p>
      <text:p text:style-name="P1"><draw:frame draw:style-name="fr1" draw:name="Figura9" text:anchor-type="paragraph" svg:width="17cm" svg:height="2.499cm" draw:z-index="0"><draw:image xlink:href="Pictures/10000000000003D30000009027B44601A44E243C.png" xlink:type="simple" xlink:show="embed" xlink:actuate="onLoad"/></draw:frame></text:p>
      <text:p text:style-name="P1"><draw:frame draw:style-name="fr2" draw:name="Figura10" text:anchor-type="paragraph" svg:x="-0.067cm" svg:y="0.259cm" svg:width="15.877cm" svg:height="5.669cm" draw:z-index="1"><draw:image xlink:href="Pictures/10000000000003BE000001625C573275297FD387.png" xlink:type="simple" xlink:show="embed" xlink:actuate="onLoad"/></draw:frame></text:p>
      <text:p text:style-name="P1"><draw:frame draw:style-name="fr3" draw:name="Figura11" text:anchor-type="paragraph" svg:width="14.975cm" svg:height="5.821cm" draw:z-index="2"><draw:image xlink:href="Pictures/1000000000000236000000DCA08FB9AF8315E31C.png" xlink:type="simple" xlink:show="embed" xlink:actuate="onLoad"/></draw:frame></text:p>
      <text:p text:style-name="P1"><draw:frame draw:style-name="fr3" draw:name="Figura12" text:anchor-type="paragraph" svg:width="14.314cm" svg:height="6.747cm" draw:z-index="3"><draw:image xlink:href="Pictures/100000000000021D000000FF3C26121AA355D48D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Figura13" text:anchor-type="paragraph" svg:width="14.155cm" svg:height="6.853cm" draw:z-index="4"><draw:image xlink:href="Pictures/1000000000000217000001034EF7DE82200ABDE8.png" xlink:type="simple" xlink:show="embed" xlink:actuate="onLoad"/></draw:frame><text:soft-page-break/></text:p>
      <text:p text:style-name="P1"/>
      <text:p text:style-name="P1"><draw:frame draw:style-name="fr1" draw:name="Figura14" text:anchor-type="paragraph" svg:width="17cm" svg:height="2.616cm" draw:z-index="5"><draw:image xlink:href="Pictures/10000000000003BB000000932386177B5227AE25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50:29.678000000</meta:creation-date>
    <dc:date>2018-04-04T08:54:58.183000000</dc:date>
    <meta:editing-duration>PT4M26S</meta:editing-duration>
    <meta:editing-cycles>5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1" meta:word-count="1" meta:character-count="2" meta:non-whitespace-character-count="2"/>
  </office:meta>
</office:document-meta>
</file>